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d412" officeooo:paragraph-rsid="000d20c4"/>
    </style:style>
    <style:style style:name="P2" style:family="paragraph" style:parent-style-name="Text_20_body">
      <style:text-properties officeooo:rsid="000dd412" officeooo:paragraph-rsid="000d20c4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>
      <style:paragraph-properties fo:text-align="center" style:justify-single-word="false"/>
      <style:text-properties fo:font-size="20pt" fo:font-weight="bold" officeooo:rsid="000f9309" officeooo:paragraph-rsid="000f9309" style:font-size-asian="20pt" style:font-weight-asian="bold" style:font-size-complex="20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aintainenece</text:p>
      <text:p text:style-name="P2">Regression testing is a black box testing technique used to ensure that a code change in software does not impact the existing functionality of the product.</text:p>
      <text:list xml:id="list4178018867" text:style-name="L1">
        <text:list-item>
          <text:p text:style-name="P4">It involves re-executing test cases to check if the previous functionality of the application is still working fine and if the new changes have introduced any bugs.</text:p>
        </text:list-item>
        <text:list-item>
          <text:p text:style-name="P4">Regression testing is typically performed on a new build when there are significant changes in the original functionality.</text:p>
        </text:list-item>
        <text:list-item>
          <text:p text:style-name="P4">The goal of regression testing is to verify that the code still works even with changes occurring.</text:p>
        </text:list-item>
        <text:list-item>
          <text:p text:style-name="P4">Regression tests are also known as verification tests and are often automated to save time and resources.</text:p>
        </text:list-item>
        <text:list-item>
          <text:p text:style-name="P4">Regression testing can be performed in various scenarios, including when new functionality is added, when there is a change in requirements, when defects are fixed, when performance issues are resolved, and when there are environment changes.</text:p>
        </text:list-item>
        <text:list-item>
          <text:p text:style-name="P4">There are different techniques for performing regression testing, including re-testing all test cases, selecting a subset of test cases for execution, and prioritizing test cases based on business impact.</text:p>
        </text:list-item>
        <text:list-item>
          <text:p text:style-name="P4">The regression testing process can be performed across different builds and releases of a software product.</text:p>
        </text:list-item>
        <text:list-item>
          <text:p text:style-name="P4">Unit Regression Testing (URT) focuses on testing only the changed unit or component.</text:p>
        </text:list-item>
        <text:list-item>
          <text:p text:style-name="P4">Regional Regression Testing (RRT) involves testing the modification along with the impact areas or regions that may be affected by the changes.</text:p>
        </text:list-item>
        <text:list-item>
          <text:p text:style-name="P4">Full or Complete Regression Testing (FRT) involves retesting all the test cases in the entire test suite.</text:p>
        </text:list-item>
        <text:list-item>
          <text:p text:style-name="P4">Regression testing helps identify any unintended side effects or issues introduced by code changes and ensures the stability of the software.</text:p>
        </text:list-item>
        <text:list-item>
          <text:p text:style-name="P4">Regression testing is an important part of the QA process and helps maintain the quality and reliability of software products.</text:p>
        </text:list-item>
        <text:list-item>
          <text:p text:style-name="P3">There are various challenges associated with regression testing, including time consumption, identifying the impact area, handling a large number of test cases, resource limitations, accuracy concerns, and the repetitive nature of the task.</text:p>
        </text:list-item>
      </text:list>
      <text:p text:style-name="Text_20_body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1:22:12.512267336</meta:creation-date>
    <dc:date>2023-07-03T16:07:04.983632990</dc:date>
    <meta:editing-duration>PT7M5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326" meta:character-count="2063" meta:non-whitespace-character-count="1765"/>
  </office:meta>
</office:document-meta>
</file>